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3515" officeooo:paragraph-rsid="001d3515"/>
    </style:style>
    <style:style style:name="P2" style:family="paragraph" style:parent-style-name="Standard">
      <style:text-properties officeooo:rsid="001d3515" officeooo:paragraph-rsid="0020d3b2"/>
    </style:style>
    <style:style style:name="P3" style:family="paragraph" style:parent-style-name="Standard">
      <style:text-properties officeooo:rsid="001d3515" officeooo:paragraph-rsid="005069b8"/>
    </style:style>
    <style:style style:name="P4" style:family="paragraph" style:parent-style-name="Standard">
      <style:text-properties officeooo:rsid="001d3515" officeooo:paragraph-rsid="0050d835"/>
    </style:style>
    <style:style style:name="P5" style:family="paragraph" style:parent-style-name="Standard">
      <style:text-properties officeooo:rsid="001d3515" officeooo:paragraph-rsid="005fdcb2"/>
    </style:style>
    <style:style style:name="P6" style:family="paragraph" style:parent-style-name="Standard">
      <style:text-properties officeooo:rsid="001d3515" officeooo:paragraph-rsid="00641a52"/>
    </style:style>
    <style:style style:name="P7" style:family="paragraph" style:parent-style-name="Standard">
      <style:text-properties officeooo:rsid="001d3515" officeooo:paragraph-rsid="00781d7b"/>
    </style:style>
    <style:style style:name="P8" style:family="paragraph" style:parent-style-name="Standard">
      <style:text-properties officeooo:rsid="001d3515" officeooo:paragraph-rsid="0079e7b7"/>
    </style:style>
    <style:style style:name="P9" style:family="paragraph" style:parent-style-name="Standard">
      <style:text-properties officeooo:rsid="001d3515" officeooo:paragraph-rsid="007a3cd4"/>
    </style:style>
    <style:style style:name="P10" style:family="paragraph" style:parent-style-name="Standard">
      <style:text-properties officeooo:rsid="001d3515" officeooo:paragraph-rsid="007c0fb7"/>
    </style:style>
    <style:style style:name="P11" style:family="paragraph" style:parent-style-name="Standard">
      <style:text-properties officeooo:rsid="001d3515" officeooo:paragraph-rsid="007cd363"/>
    </style:style>
    <style:style style:name="P12" style:family="paragraph" style:parent-style-name="Standard">
      <style:text-properties officeooo:rsid="001d3515" officeooo:paragraph-rsid="007d688b"/>
    </style:style>
    <style:style style:name="P13" style:family="paragraph" style:parent-style-name="Standard">
      <style:text-properties officeooo:rsid="001d3515" officeooo:paragraph-rsid="007e4903"/>
    </style:style>
    <style:style style:name="P14" style:family="paragraph" style:parent-style-name="Standard">
      <style:text-properties officeooo:rsid="001d3515" officeooo:paragraph-rsid="007fa85f"/>
    </style:style>
    <style:style style:name="P15" style:family="paragraph" style:parent-style-name="Standard">
      <style:text-properties officeooo:rsid="001d3515" officeooo:paragraph-rsid="00813296"/>
    </style:style>
    <style:style style:name="P16" style:family="paragraph" style:parent-style-name="Standard">
      <style:text-properties officeooo:rsid="001d3515" officeooo:paragraph-rsid="00818bbe"/>
    </style:style>
    <style:style style:name="P17" style:family="paragraph" style:parent-style-name="Standard">
      <style:text-properties officeooo:rsid="001d3515" officeooo:paragraph-rsid="00821c21"/>
    </style:style>
    <style:style style:name="P18" style:family="paragraph" style:parent-style-name="Standard">
      <style:text-properties officeooo:rsid="001d3515" officeooo:paragraph-rsid="0092ae7b"/>
    </style:style>
    <style:style style:name="P19" style:family="paragraph" style:parent-style-name="Standard">
      <style:text-properties officeooo:rsid="001d3515" officeooo:paragraph-rsid="0094c1c6"/>
    </style:style>
    <style:style style:name="P20" style:family="paragraph" style:parent-style-name="Standard">
      <style:text-properties officeooo:paragraph-rsid="001deb45"/>
    </style:style>
    <style:style style:name="P2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fo:language="ru" fo:country="RU" officeooo:rsid="0072b23a" officeooo:paragraph-rsid="005fdcb2"/>
    </style:style>
    <style:style style:name="P22" style:family="paragraph" style:parent-style-name="Standard">
      <style:text-properties officeooo:rsid="001d3515" officeooo:paragraph-rsid="001d3515"/>
    </style:style>
    <style:style style:name="P23" style:family="paragraph" style:parent-style-name="Standard">
      <style:text-properties officeooo:rsid="001d3515" officeooo:paragraph-rsid="005fdcb2"/>
    </style:style>
    <style:style style:name="T1" style:family="text">
      <style:text-properties fo:language="ru" fo:country="RU" officeooo:rsid="001deb45"/>
    </style:style>
    <style:style style:name="T2" style:family="text">
      <style:text-properties fo:language="ru" fo:country="RU" officeooo:rsid="001ed362"/>
    </style:style>
    <style:style style:name="T3" style:family="text">
      <style:text-properties fo:language="ru" fo:country="RU" officeooo:rsid="001f823e"/>
    </style:style>
    <style:style style:name="T4" style:family="text">
      <style:text-properties fo:language="ru" fo:country="RU" officeooo:rsid="00239fd1"/>
    </style:style>
    <style:style style:name="T5" style:family="text">
      <style:text-properties fo:language="ru" fo:country="RU" officeooo:rsid="00258d8b"/>
    </style:style>
    <style:style style:name="T6" style:family="text">
      <style:text-properties fo:language="ru" fo:country="RU" officeooo:rsid="0028429c"/>
    </style:style>
    <style:style style:name="T7" style:family="text">
      <style:text-properties fo:language="ru" fo:country="RU" officeooo:rsid="0029875e"/>
    </style:style>
    <style:style style:name="T8" style:family="text">
      <style:text-properties fo:language="ru" fo:country="RU" officeooo:rsid="002ae921"/>
    </style:style>
    <style:style style:name="T9" style:family="text">
      <style:text-properties fo:language="ru" fo:country="RU" officeooo:rsid="002c908e"/>
    </style:style>
    <style:style style:name="T10" style:family="text">
      <style:text-properties fo:language="ru" fo:country="RU" officeooo:rsid="00398987"/>
    </style:style>
    <style:style style:name="T11" style:family="text">
      <style:text-properties fo:language="ru" fo:country="RU" officeooo:rsid="003c8053"/>
    </style:style>
    <style:style style:name="T12" style:family="text">
      <style:text-properties fo:language="ru" fo:country="RU" officeooo:rsid="0041a1ae"/>
    </style:style>
    <style:style style:name="T13" style:family="text">
      <style:text-properties fo:language="ru" fo:country="RU" officeooo:rsid="004397da"/>
    </style:style>
    <style:style style:name="T14" style:family="text">
      <style:text-properties fo:language="ru" fo:country="RU" officeooo:rsid="00477d57"/>
    </style:style>
    <style:style style:name="T15" style:family="text">
      <style:text-properties fo:language="ru" fo:country="RU" officeooo:rsid="00496aa1"/>
    </style:style>
    <style:style style:name="T16" style:family="text">
      <style:text-properties fo:language="ru" fo:country="RU" officeooo:rsid="004a1a9c"/>
    </style:style>
    <style:style style:name="T17" style:family="text">
      <style:text-properties fo:language="ru" fo:country="RU" officeooo:rsid="004e6d6f"/>
    </style:style>
    <style:style style:name="T18" style:family="text">
      <style:text-properties fo:language="ru" fo:country="RU" officeooo:rsid="005069b8"/>
    </style:style>
    <style:style style:name="T19" style:family="text">
      <style:text-properties fo:language="ru" fo:country="RU" officeooo:rsid="0050c627"/>
    </style:style>
    <style:style style:name="T20" style:family="text">
      <style:text-properties fo:language="ru" fo:country="RU" officeooo:rsid="0059a26e"/>
    </style:style>
    <style:style style:name="T21" style:family="text">
      <style:text-properties fo:language="ru" fo:country="RU" officeooo:rsid="005a320e"/>
    </style:style>
    <style:style style:name="T22" style:family="text">
      <style:text-properties fo:language="ru" fo:country="RU" officeooo:rsid="005c6f81"/>
    </style:style>
    <style:style style:name="T23" style:family="text">
      <style:text-properties fo:language="ru" fo:country="RU" officeooo:rsid="005eac18"/>
    </style:style>
    <style:style style:name="T24" style:family="text">
      <style:text-properties fo:language="ru" fo:country="RU" officeooo:rsid="005fdcb2"/>
    </style:style>
    <style:style style:name="T25" style:family="text">
      <style:text-properties fo:language="ru" fo:country="RU" officeooo:rsid="0061193c"/>
    </style:style>
    <style:style style:name="T26" style:family="text">
      <style:text-properties fo:language="ru" fo:country="RU" officeooo:rsid="006225d9"/>
    </style:style>
    <style:style style:name="T27" style:family="text">
      <style:text-properties fo:language="ru" fo:country="RU" officeooo:rsid="00641a52"/>
    </style:style>
    <style:style style:name="T28" style:family="text">
      <style:text-properties fo:language="ru" fo:country="RU" officeooo:rsid="00657137"/>
    </style:style>
    <style:style style:name="T29" style:family="text">
      <style:text-properties fo:language="ru" fo:country="RU" officeooo:rsid="0066913f"/>
    </style:style>
    <style:style style:name="T30" style:family="text">
      <style:text-properties fo:language="ru" fo:country="RU" officeooo:rsid="00694094"/>
    </style:style>
    <style:style style:name="T31" style:family="text">
      <style:text-properties fo:language="ru" fo:country="RU" officeooo:rsid="0069dde2"/>
    </style:style>
    <style:style style:name="T32" style:family="text">
      <style:text-properties fo:language="ru" fo:country="RU" officeooo:rsid="006de19a"/>
    </style:style>
    <style:style style:name="T33" style:family="text">
      <style:text-properties fo:language="ru" fo:country="RU" officeooo:rsid="0071a66c"/>
    </style:style>
    <style:style style:name="T34" style:family="text">
      <style:text-properties fo:language="ru" fo:country="RU" officeooo:rsid="00781d7b"/>
    </style:style>
    <style:style style:name="T35" style:family="text">
      <style:text-properties fo:language="ru" fo:country="RU" officeooo:rsid="0079e7b7"/>
    </style:style>
    <style:style style:name="T36" style:family="text">
      <style:text-properties fo:language="ru" fo:country="RU" officeooo:rsid="007a3cd4"/>
    </style:style>
    <style:style style:name="T37" style:family="text">
      <style:text-properties fo:language="ru" fo:country="RU" officeooo:rsid="007c0fb7"/>
    </style:style>
    <style:style style:name="T38" style:family="text">
      <style:text-properties fo:language="ru" fo:country="RU" officeooo:rsid="007e4903"/>
    </style:style>
    <style:style style:name="T39" style:family="text">
      <style:text-properties fo:language="ru" fo:country="RU" officeooo:rsid="00821c21"/>
    </style:style>
    <style:style style:name="T40" style:family="text">
      <style:text-properties fo:language="ru" fo:country="RU" officeooo:rsid="00825e58"/>
    </style:style>
    <style:style style:name="T41" style:family="text">
      <style:text-properties fo:language="ru" fo:country="RU" officeooo:rsid="0088c7cf"/>
    </style:style>
    <style:style style:name="T42" style:family="text">
      <style:text-properties fo:language="ru" fo:country="RU" fo:font-weight="bold" officeooo:rsid="001ed362" style:font-weight-asian="bold" style:font-weight-complex="bold"/>
    </style:style>
    <style:style style:name="T43" style:family="text">
      <style:text-properties fo:language="ru" fo:country="RU" fo:font-weight="bold" officeooo:rsid="001f823e" style:font-weight-asian="bold" style:font-weight-complex="bold"/>
    </style:style>
    <style:style style:name="T44" style:family="text">
      <style:text-properties fo:language="ru" fo:country="RU" fo:font-weight="bold" officeooo:rsid="0024e998" style:font-weight-asian="bold" style:font-weight-complex="bold"/>
    </style:style>
    <style:style style:name="T45" style:family="text">
      <style:text-properties fo:language="ru" fo:country="RU" fo:font-weight="bold" officeooo:rsid="00258d8b" style:font-weight-asian="bold" style:font-weight-complex="bold"/>
    </style:style>
    <style:style style:name="T46" style:family="text">
      <style:text-properties fo:language="ru" fo:country="RU" fo:font-weight="bold" officeooo:rsid="0092ae7b" style:font-weight-asian="bold" style:font-weight-complex="bold"/>
    </style:style>
    <style:style style:name="T47" style:family="text">
      <style:text-properties fo:language="ru" fo:country="RU" fo:font-weight="bold" officeooo:rsid="0028429c" style:font-weight-asian="bold" style:font-weight-complex="bold"/>
    </style:style>
    <style:style style:name="T48" style:family="text">
      <style:text-properties fo:language="ru" fo:country="RU" fo:font-weight="bold" officeooo:rsid="002ae921" style:font-weight-asian="bold" style:font-weight-complex="bold"/>
    </style:style>
    <style:style style:name="T49" style:family="text">
      <style:text-properties fo:language="ru" fo:country="RU" fo:font-weight="bold" officeooo:rsid="0029875e" style:font-weight-asian="bold" style:font-weight-complex="bold"/>
    </style:style>
    <style:style style:name="T50" style:family="text">
      <style:text-properties fo:language="ru" fo:country="RU" fo:font-weight="bold" officeooo:rsid="002c908e" style:font-weight-asian="bold" style:font-weight-complex="bold"/>
    </style:style>
    <style:style style:name="T51" style:family="text">
      <style:text-properties fo:language="ru" fo:country="RU" fo:font-weight="bold" officeooo:rsid="00398987" style:font-weight-asian="bold" style:font-weight-complex="bold"/>
    </style:style>
    <style:style style:name="T52" style:family="text">
      <style:text-properties fo:language="ru" fo:country="RU" fo:font-weight="bold" officeooo:rsid="003c8053" style:font-weight-asian="bold" style:font-weight-complex="bold"/>
    </style:style>
    <style:style style:name="T53" style:family="text">
      <style:text-properties fo:language="ru" fo:country="RU" fo:font-weight="bold" officeooo:rsid="0041a1ae" style:font-weight-asian="bold" style:font-weight-complex="bold"/>
    </style:style>
    <style:style style:name="T54" style:family="text">
      <style:text-properties fo:language="ru" fo:country="RU" fo:font-weight="bold" officeooo:rsid="004397da" style:font-weight-asian="bold" style:font-weight-complex="bold"/>
    </style:style>
    <style:style style:name="T55" style:family="text">
      <style:text-properties fo:language="ru" fo:country="RU" fo:font-weight="bold" officeooo:rsid="00477d57" style:font-weight-asian="bold" style:font-weight-complex="bold"/>
    </style:style>
    <style:style style:name="T56" style:family="text">
      <style:text-properties fo:language="ru" fo:country="RU" fo:font-weight="bold" officeooo:rsid="004a1a9c" style:font-weight-asian="bold" style:font-weight-complex="bold"/>
    </style:style>
    <style:style style:name="T57" style:family="text">
      <style:text-properties fo:language="ru" fo:country="RU" fo:font-weight="bold" officeooo:rsid="004e6d6f" style:font-weight-asian="bold" style:font-weight-complex="bold"/>
    </style:style>
    <style:style style:name="T58" style:family="text">
      <style:text-properties fo:language="ru" fo:country="RU" fo:font-weight="bold" officeooo:rsid="0050c627" style:font-weight-asian="bold" style:font-weight-complex="bold"/>
    </style:style>
    <style:style style:name="T59" style:family="text">
      <style:text-properties fo:language="ru" fo:country="RU" fo:font-weight="bold" officeooo:rsid="005a320e" style:font-weight-asian="bold" style:font-weight-complex="bold"/>
    </style:style>
    <style:style style:name="T60" style:family="text">
      <style:text-properties fo:language="ru" fo:country="RU" fo:font-weight="bold" officeooo:rsid="005c6f81" style:font-weight-asian="bold" style:font-weight-complex="bold"/>
    </style:style>
    <style:style style:name="T61" style:family="text">
      <style:text-properties fo:language="ru" fo:country="RU" fo:font-weight="bold" officeooo:rsid="005eac18" style:font-weight-asian="bold" style:font-weight-complex="bold"/>
    </style:style>
    <style:style style:name="T62" style:family="text">
      <style:text-properties fo:language="ru" fo:country="RU" fo:font-weight="bold" officeooo:rsid="005fdcb2" style:font-weight-asian="bold" style:font-weight-complex="bold"/>
    </style:style>
    <style:style style:name="T63" style:family="text">
      <style:text-properties fo:language="ru" fo:country="RU" fo:font-weight="bold" officeooo:rsid="00821c21" style:font-weight-asian="bold" style:font-weight-complex="bold"/>
    </style:style>
    <style:style style:name="T64" style:family="text">
      <style:text-properties fo:language="ru" fo:country="RU" officeooo:rsid="0092ae7b"/>
    </style:style>
    <style:style style:name="T65" style:family="text">
      <style:text-properties fo:language="ru" fo:country="RU" officeooo:rsid="00b4eed1"/>
    </style:style>
    <style:style style:name="T66" style:family="text">
      <style:text-properties fo:language="ru" fo:country="RU" officeooo:rsid="00b4fd97"/>
    </style:style>
    <style:style style:name="T67" style:family="text">
      <style:text-properties fo:language="ru" fo:country="RU" officeooo:rsid="00b57168"/>
    </style:style>
    <style:style style:name="T68" style:family="text">
      <style:text-properties fo:language="ru" fo:country="RU" officeooo:rsid="00b5f0f7"/>
    </style:style>
    <style:style style:name="T69" style:family="text">
      <style:text-properties fo:language="ru" fo:country="RU" officeooo:rsid="00ba24d1"/>
    </style:style>
    <style:style style:name="T70" style:family="text">
      <style:text-properties fo:language="ru" fo:country="RU" officeooo:rsid="00bba921"/>
    </style:style>
    <style:style style:name="T71" style:family="text">
      <style:text-properties fo:language="ru" fo:country="RU" officeooo:rsid="00bbc00e"/>
    </style:style>
    <style:style style:name="T72" style:family="text">
      <style:text-properties fo:language="ru" fo:country="RU" officeooo:rsid="00bbc9a3"/>
    </style:style>
    <style:style style:name="T73" style:family="text">
      <style:text-properties fo:language="ru" fo:country="RU" officeooo:rsid="00bc3d65"/>
    </style:style>
    <style:style style:name="T74" style:family="text">
      <style:text-properties fo:language="ru" fo:country="RU" officeooo:rsid="00bc9189"/>
    </style:style>
    <style:style style:name="T75" style:family="text">
      <style:text-properties fo:language="ru" fo:country="RU" officeooo:rsid="00be160e"/>
    </style:style>
    <style:style style:name="T76" style:family="text">
      <style:text-properties fo:language="ru" fo:country="RU" officeooo:rsid="00bf14ce"/>
    </style:style>
    <style:style style:name="T77" style:family="text">
      <style:text-properties fo:language="ru" fo:country="RU" officeooo:rsid="00c076d7"/>
    </style:style>
    <style:style style:name="T78" style:family="text">
      <style:text-properties fo:language="ru" fo:country="RU" officeooo:rsid="00c1d880"/>
    </style:style>
    <style:style style:name="T79" style:family="text">
      <style:text-properties fo:language="ru" fo:country="RU" officeooo:rsid="00c2a379"/>
    </style:style>
    <style:style style:name="T80" style:family="text">
      <style:text-properties fo:language="ru" fo:country="RU" officeooo:rsid="00c42e2e"/>
    </style:style>
    <style:style style:name="T81" style:family="text">
      <style:text-properties fo:language="ru" fo:country="RU" officeooo:rsid="00c59369"/>
    </style:style>
    <style:style style:name="T82" style:family="text">
      <style:text-properties fo:language="ru" fo:country="RU" officeooo:rsid="00c5990e"/>
    </style:style>
    <style:style style:name="T83" style:family="text">
      <style:text-properties fo:language="ru" fo:country="RU" officeooo:rsid="00c668fc"/>
    </style:style>
    <style:style style:name="T84" style:family="text">
      <style:text-properties fo:language="ru" fo:country="RU" officeooo:rsid="00c7caab"/>
    </style:style>
    <style:style style:name="T85" style:family="text">
      <style:text-properties fo:language="ru" fo:country="RU" officeooo:rsid="00ca0ae6"/>
    </style:style>
    <style:style style:name="T86" style:family="text">
      <style:text-properties fo:language="ru" fo:country="RU" officeooo:rsid="00cbc628"/>
    </style:style>
    <style:style style:name="T87" style:family="text">
      <style:text-properties fo:language="ru" fo:country="RU" officeooo:rsid="00cd0848"/>
    </style:style>
    <style:style style:name="T88" style:family="text">
      <style:text-properties fo:language="ru" fo:country="RU" officeooo:rsid="00ce8f07"/>
    </style:style>
    <style:style style:name="T89" style:family="text">
      <style:text-properties fo:language="ru" fo:country="RU" officeooo:rsid="00cef208"/>
    </style:style>
    <style:style style:name="T90" style:family="text">
      <style:text-properties fo:language="ru" fo:country="RU" officeooo:rsid="00d0ca18"/>
    </style:style>
    <style:style style:name="T91" style:family="text">
      <style:text-properties fo:language="ru" fo:country="RU" officeooo:rsid="00d20de3"/>
    </style:style>
    <style:style style:name="T92" style:family="text">
      <style:text-properties fo:language="ru" fo:country="RU" officeooo:rsid="00d31ebe"/>
    </style:style>
    <style:style style:name="T93" style:family="text">
      <style:text-properties fo:language="ru" fo:country="RU" officeooo:rsid="00d44b52"/>
    </style:style>
    <style:style style:name="T94" style:family="text">
      <style:text-properties fo:language="ru" fo:country="RU" officeooo:rsid="00d59ed4"/>
    </style:style>
    <style:style style:name="T95" style:family="text">
      <style:text-properties fo:language="ru" fo:country="RU" officeooo:rsid="00d5e1ea"/>
    </style:style>
    <style:style style:name="T96" style:family="text">
      <style:text-properties fo:language="en" fo:country="US" officeooo:rsid="001d72cc"/>
    </style:style>
    <style:style style:name="T97" style:family="text">
      <style:text-properties fo:language="en" fo:country="US" officeooo:rsid="001deb45"/>
    </style:style>
    <style:style style:name="T98" style:family="text">
      <style:text-properties fo:language="en" fo:country="US" officeooo:rsid="00239fd1"/>
    </style:style>
    <style:style style:name="T99" style:family="text">
      <style:text-properties fo:language="en" fo:country="US" officeooo:rsid="0050d835"/>
    </style:style>
    <style:style style:name="T100" style:family="text">
      <style:text-properties fo:language="en" fo:country="US" officeooo:rsid="005374dc"/>
    </style:style>
    <style:style style:name="T101" style:family="text">
      <style:text-properties fo:language="en" fo:country="US" officeooo:rsid="0055387a"/>
    </style:style>
    <style:style style:name="T102" style:family="text">
      <style:text-properties fo:language="en" fo:country="US" officeooo:rsid="00562c0a"/>
    </style:style>
    <style:style style:name="T103" style:family="text">
      <style:text-properties fo:language="en" fo:country="US" officeooo:rsid="0057b6b1"/>
    </style:style>
    <style:style style:name="T104" style:family="text">
      <style:text-properties fo:language="en" fo:country="US" officeooo:rsid="0059a26e"/>
    </style:style>
    <style:style style:name="T105" style:family="text">
      <style:text-properties fo:language="en" fo:country="US" officeooo:rsid="00657137"/>
    </style:style>
    <style:style style:name="T106" style:family="text">
      <style:text-properties fo:language="en" fo:country="US" officeooo:rsid="00781d7b"/>
    </style:style>
    <style:style style:name="T107" style:family="text">
      <style:text-properties fo:language="en" fo:country="US" fo:font-weight="bold" officeooo:rsid="001deb45" style:font-weight-asian="bold" style:font-weight-complex="bold"/>
    </style:style>
    <style:style style:name="T108" style:family="text">
      <style:text-properties fo:language="en" fo:country="US" fo:font-weight="bold" officeooo:rsid="0050d835" style:font-weight-asian="bold" style:font-weight-complex="bold"/>
    </style:style>
    <style:style style:name="T109" style:family="text">
      <style:text-properties fo:language="en" fo:country="US" fo:font-weight="bold" officeooo:rsid="0052843f" style:font-weight-asian="bold" style:font-weight-complex="bold"/>
    </style:style>
    <style:style style:name="T110" style:family="text">
      <style:text-properties fo:language="en" fo:country="US" fo:font-weight="bold" officeooo:rsid="0055387a" style:font-weight-asian="bold" style:font-weight-complex="bold"/>
    </style:style>
    <style:style style:name="T111" style:family="text">
      <style:text-properties fo:language="en" fo:country="US" fo:font-weight="bold" officeooo:rsid="00562c0a" style:font-weight-asian="bold" style:font-weight-complex="bold"/>
    </style:style>
    <style:style style:name="T112" style:family="text">
      <style:text-properties fo:language="en" fo:country="US" fo:font-weight="bold" officeooo:rsid="0057b6b1" style:font-weight-asian="bold" style:font-weight-complex="bold"/>
    </style:style>
    <style:style style:name="T113" style:family="text">
      <style:text-properties fo:language="en" fo:country="US" officeooo:rsid="00b4eed1"/>
    </style:style>
    <style:style style:name="T114" style:family="text">
      <style:text-properties fo:language="en" fo:country="US" officeooo:rsid="00b57168"/>
    </style:style>
    <style:style style:name="T115" style:family="text">
      <style:text-properties fo:language="en" fo:country="US" officeooo:rsid="00ba24d1"/>
    </style:style>
    <style:style style:name="T116" style:family="text">
      <style:text-properties fo:language="en" fo:country="US" officeooo:rsid="00bbc00e"/>
    </style:style>
    <style:style style:name="T117" style:family="text">
      <style:text-properties fo:language="en" fo:country="US" officeooo:rsid="00bbc9a3"/>
    </style:style>
    <style:style style:name="T118" style:family="text">
      <style:text-properties fo:language="en" fo:country="US" officeooo:rsid="00c42e2e"/>
    </style:style>
    <style:style style:name="T119" style:family="text">
      <style:text-properties fo:language="en" fo:country="US" officeooo:rsid="00d20de3"/>
    </style:style>
    <style:style style:name="T120" style:family="text">
      <style:text-properties fo:language="en" fo:country="US" officeooo:rsid="00c076d7"/>
    </style:style>
    <style:style style:name="T121" style:family="text">
      <style:text-properties fo:language="en" fo:country="US" officeooo:rsid="00d30a17"/>
    </style:style>
    <style:style style:name="T122" style:family="text">
      <style:text-properties fo:language="en" fo:country="US" officeooo:rsid="00d31ebe"/>
    </style:style>
    <style:style style:name="T123" style:family="text">
      <style:text-properties fo:language="en" fo:country="US" officeooo:rsid="00d44b52"/>
    </style:style>
    <style:style style:name="T124" style:family="text">
      <style:text-properties fo:color="#800000"/>
    </style:style>
    <style:style style:name="T125" style:family="text">
      <style:text-properties fo:color="#800000" fo:language="ru" fo:country="RU" officeooo:rsid="0066913f"/>
    </style:style>
    <style:style style:name="T126" style:family="text">
      <style:text-properties fo:color="#800000" fo:language="ru" fo:country="RU" officeooo:rsid="00694094"/>
    </style:style>
    <style:style style:name="T127" style:family="text">
      <style:text-properties fo:color="#800000" fo:language="ru" fo:country="RU" officeooo:rsid="0069dde2"/>
    </style:style>
    <style:style style:name="T128" style:family="text">
      <style:text-properties fo:color="#800000" fo:language="en" fo:country="US" officeooo:rsid="0069dde2"/>
    </style:style>
    <style:style style:name="T129" style:family="text">
      <style:text-properties fo:font-variant="normal" fo:text-transform="none" fo:color="#001d35" style:font-name="Times New Roman" fo:font-size="12pt" fo:letter-spacing="normal" fo:language="en" fo:country="US" fo:font-style="normal" fo:font-weight="bold" officeooo:rsid="001deb45" style:font-size-asian="12pt" style:font-size-complex="12pt"/>
    </style:style>
    <style:style style:name="T130" style:family="text">
      <style:text-properties fo:font-variant="normal" fo:text-transform="none" fo:color="#001d35" style:font-name="Times New Roman" fo:font-size="12pt" fo:letter-spacing="normal" fo:language="en" fo:country="US" fo:font-style="normal" fo:font-weight="bold" officeooo:rsid="0086f5f7" style:font-size-asian="12pt" style:font-size-complex="12pt"/>
    </style:style>
    <style:style style:name="T131" style:family="text">
      <style:text-properties fo:font-variant="normal" fo:text-transform="none" fo:color="#001d35" style:font-name="Times New Roman" fo:font-size="12pt" fo:letter-spacing="normal" fo:language="ru" fo:country="RU" fo:font-style="normal" fo:font-weight="bold" officeooo:rsid="0086f5f7" style:font-size-asian="12pt" style:font-size-complex="12pt"/>
    </style:style>
    <style:style style:name="T132" style:family="text">
      <style:text-properties officeooo:rsid="001d3515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officeooo:rsid="001d72cc" style:font-weight-asian="bold" style:font-weight-complex="bold"/>
    </style:style>
    <style:style style:name="T135" style:family="text">
      <style:text-properties officeooo:rsid="00b4fd97"/>
    </style:style>
    <style:style style:name="T136" style:family="text">
      <style:text-properties officeooo:rsid="00b57168"/>
    </style:style>
    <style:style style:name="T137" style:family="text">
      <style:text-properties officeooo:rsid="00ba24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33">День 0</text:span><text:span text:style-name="T115">(12 </text:span><text:span text:style-name="T69">сент.</text:span><text:span text:style-name="T115">)</text:span>.</text:p>
      <text:p text:style-name="P1">​ - Москва, отлёт в Дели в <text:span text:style-name="T137">18</text:span><text:span text:style-name="T69">:</text:span><text:span text:style-name="T115">40(</text:span><text:span text:style-name="T69">Шереметьево </text:span><text:span text:style-name="T115">SU 0232)</text:span>.</text:p>
      <text:p text:style-name="P1"><text:span text:style-name="T133">День 1</text:span><text:span text:style-name="T105">(</text:span><text:span text:style-name="T106">1</text:span><text:span text:style-name="T113">3</text:span><text:span text:style-name="T106"> </text:span><text:span text:style-name="T34">сент,</text:span><text:span text:style-name="T105"> 1 </text:span><text:span text:style-name="T28">день визы</text:span><text:span text:style-name="T105">)</text:span><text:span text:style-name="T33">.</text:span>​</text:p>
      <text:p text:style-name="P1">​ - Прилёт в Дели в <text:span text:style-name="T70">3</text:span>:<text:span text:style-name="T70">20</text:span>.</text:p>
      <text:p text:style-name="P1">​ - Вылет в Катманду <text:span text:style-name="T71">в 7:</text:span><text:span text:style-name="T116">50, </text:span><text:span text:style-name="T71">прилёт в Катманду в </text:span><text:span text:style-name="T116">9:50</text:span><text:span text:style-name="T72">(Рейс </text:span><text:span text:style-name="T117">6E1151</text:span><text:span text:style-name="T72">)</text:span>.</text:p>
      <text:p text:style-name="P1">​ - Прилёт в Катманду ближе к вечеру.<text:span text:style-name="T4">(или после 00:</text:span><text:span text:style-name="T98">00 </text:span><text:span text:style-name="T4">чтобы добавить 1 день.)</text:span></text:p>
      <text:p text:style-name="P1"><text:span text:style-name="T4"><text:s/>- </text:span><text:span text:style-name="T78">Такси Аэропорт-Тамель 500-600 рупий. </text:span><text:span text:style-name="T79">Метров 100 после выхода из аэропорта направо </text:span><text:span text:style-name="T80">к зоне </text:span><text:span text:style-name="T118">Departure</text:span><text:span text:style-name="T80">(привозят, и чтобы обратно пустыми не ехать дешевле берут).</text:span></text:p>
      <text:p text:style-name="P1">​ - Заселиться в Тамеле. Обменять доллары на рупии, наличкой вести.</text:p>
      <text:p text:style-name="P7"><text:span text:style-name="T133">День </text:span><text:span text:style-name="T134">2</text:span><text:span text:style-name="T133">.</text:span><text:span text:style-name="T34">(</text:span><text:span text:style-name="T106">1</text:span><text:span text:style-name="T65">4</text:span><text:span text:style-name="T106"> </text:span><text:span text:style-name="T34">сент)</text:span></text:p>
      <text:p text:style-name="P1">​ - День Отдыха. Докупиться.</text:p>
      <text:p text:style-name="P7"><text:span text:style-name="T133">День </text:span><text:span text:style-name="T134">3</text:span><text:span text:style-name="T133">.</text:span><text:span text:style-name="T34">(</text:span><text:span text:style-name="T106">1</text:span><text:span text:style-name="T65">5</text:span><text:span text:style-name="T106"> </text:span><text:span text:style-name="T34">сент)</text:span></text:p>
      <text:p text:style-name="P1">​ - Утром к джипам, в пути до <text:span text:style-name="T96">Salleri.</text:span></text:p>
      <text:p text:style-name="P7"><text:span text:style-name="T133">День </text:span><text:span text:style-name="T107">4</text:span><text:span text:style-name="T133">.</text:span>(<text:span text:style-name="T106">1</text:span><text:span text:style-name="T65">6</text:span><text:span text:style-name="T106"> </text:span><text:span text:style-name="T34">сент, </text:span>1 день треккинга)</text:p>
      <text:p text:style-name="P20"><text:span text:style-name="T132">​ - <text:s/></text:span><text:span text:style-name="T1">П</text:span><text:span text:style-name="T132">ереход в Junbesi(2700м</text:span><text:span text:style-name="T97">). </text:span><text:span text:style-name="T41">Через верд лучше идти.</text:span><text:span text:style-name="T97"> </text:span><text:span text:style-name="T129">ZAMBALA GUEST HOUSE AND RESTAURANT</text:span><text:span text:style-name="T130">(</text:span><text:span text:style-name="T131">поглядеть</text:span><text:span text:style-name="T130">)</text:span></text:p>
      <text:p text:style-name="P7"><text:span text:style-name="T133">День </text:span><text:span text:style-name="T42">5</text:span>.(<text:span text:style-name="T106">1</text:span><text:span text:style-name="T66">7</text:span><text:span text:style-name="T106"> </text:span><text:span text:style-name="T34">сент, </text:span><text:span text:style-name="T2">2</text:span> день треккинга)</text:p>
      <text:p text:style-name="P1">​ - Junbesi. Изучение.</text:p>
      <text:p text:style-name="P7"><text:span text:style-name="T133">День </text:span><text:span text:style-name="T43">6</text:span><text:span text:style-name="T133">.</text:span>(<text:span text:style-name="T106">1</text:span><text:span text:style-name="T66">8</text:span><text:span text:style-name="T106"> </text:span><text:span text:style-name="T34">сент, </text:span><text:span text:style-name="T3">3</text:span> день треккинга)</text:p>
      <text:p text:style-name="P2">​ - Переход в Taksindu.(2980м). Возм. на рассвете к монахам сходить, деревня маленькая.</text:p>
      <text:p text:style-name="P2">​ ​ ​ Часам к 10 уже выйти надо.</text:p>
      <text:p text:style-name="P7"><text:span text:style-name="T133">День </text:span><text:span text:style-name="T44">7</text:span><text:span text:style-name="T133">.</text:span>(<text:span text:style-name="T106">1</text:span><text:span text:style-name="T66">9</text:span><text:span text:style-name="T106"> </text:span><text:span text:style-name="T34">сент, </text:span><text:span text:style-name="T5">4</text:span> день треккинга)</text:p>
      <text:p text:style-name="P1">​ - Переход в Nunthala.(2200м, 4 км), часам к 13, 14 прийти в посёлок из Таксинду. </text:p>
      <text:p text:style-name="P7"><text:span text:style-name="T133">День </text:span><text:span text:style-name="T45">8</text:span><text:span text:style-name="T133">.</text:span>(<text:span text:style-name="T135">20</text:span><text:span text:style-name="T106"> </text:span><text:span text:style-name="T34">сент, </text:span><text:span text:style-name="T5">5</text:span> день треккинга)</text:p>
      <text:p text:style-name="P1">​ - Переход в Kharikhola.(2040м, 8км, подольше побыть, отель у ступы). <text:span text:style-name="T75">Монастырь есть с детьми.</text:span></text:p>
      <text:p text:style-name="P18"><text:span text:style-name="T133">День </text:span><text:span text:style-name="T46">9</text:span><text:span text:style-name="T133">.</text:span>(<text:span text:style-name="T64">2</text:span><text:span text:style-name="T66">1</text:span><text:span text:style-name="T106"> </text:span><text:span text:style-name="T34">сент, </text:span><text:span text:style-name="T64">6</text:span> день треккинга)</text:p>
      <text:p text:style-name="P1">​ - Переход в Paiya(2660м), хорошый подъём пишут, с рюкзаком мужик 8ч шёл).</text:p>
      <text:p text:style-name="P7"><text:span text:style-name="T133">День 1</text:span><text:span text:style-name="T47">0</text:span><text:span text:style-name="T133">.</text:span>(<text:span text:style-name="T34">2</text:span><text:span text:style-name="T66">2</text:span><text:span text:style-name="T106"> </text:span><text:span text:style-name="T34">сент, </text:span><text:span text:style-name="T6">7</text:span> день треккинга)</text:p>
      <text:p text:style-name="P1">​ - Переход в Surke(2310м)/Lukla).</text:p>
      <text:p text:style-name="P7"><text:span text:style-name="T133">День 1</text:span><text:span text:style-name="T49">1</text:span><text:span text:style-name="T133">.</text:span>(<text:span text:style-name="T34">2</text:span><text:span text:style-name="T66">3</text:span><text:span text:style-name="T106"> </text:span><text:span text:style-name="T34">сент, </text:span><text:span text:style-name="T7">8</text:span> день треккинга)</text:p>
      <text:p text:style-name="P1">​ - Переход в Lukla(2860м). От 4км вроде, но в подъём. К обеду точно должен прийти.</text:p>
      <text:p text:style-name="P8"><text:span text:style-name="T133">День 1</text:span><text:span text:style-name="T48">2</text:span><text:span text:style-name="T133">.</text:span>(<text:span text:style-name="T35">2</text:span><text:span text:style-name="T66">4</text:span><text:span text:style-name="T106"> </text:span><text:span text:style-name="T34">сент, </text:span><text:span text:style-name="T8">9</text:span> день треккинга)</text:p>
      <text:p text:style-name="P1">​ - Переход в Phakding(2610м, 7,5км ,100м до поста Toc Toc).</text:p>
      <text:p text:style-name="P1">​​ ​ ​ // в Монжо(2835м) монастырь манахов.</text:p>
      <text:p text:style-name="P19">​<text:span text:style-name="T133">День </text:span><text:span text:style-name="T50">13</text:span><text:span text:style-name="T133">.</text:span>(<text:span text:style-name="T35">2</text:span><text:span text:style-name="T66">5</text:span><text:span text:style-name="T106"> </text:span><text:span text:style-name="T34">сент, </text:span><text:span text:style-name="T9">10</text:span> день треккинга)</text:p>
      <text:p text:style-name="P1">​ - Переход в Namche Bazar(3440м). <text:span text:style-name="T123">Yak Hotel </text:span><text:span text:style-name="T93">с розеткой</text:span><text:span text:style-name="T94">(с левой стороны как входить, </text:span><text:span text:style-name="T95">ближе к верху</text:span><text:span text:style-name="T94">, по сторону где стрим идёт на ютубе)</text:span><text:span text:style-name="T93">.</text:span></text:p>
      <text:p text:style-name="P8"><text:span text:style-name="T133">День </text:span><text:span text:style-name="T51">14</text:span><text:span text:style-name="T133">.</text:span>(<text:span text:style-name="T35">2</text:span><text:span text:style-name="T66">6</text:span><text:span text:style-name="T106"> </text:span><text:span text:style-name="T34">сент, </text:span>1<text:span text:style-name="T10">1</text:span> день треккинга)</text:p>
      <text:p text:style-name="P1">​ - Акклиматизация.</text:p>
      <text:p text:style-name="P9"><text:span text:style-name="T133">День </text:span><text:span text:style-name="T52">15</text:span><text:span text:style-name="T133">.</text:span>(<text:span text:style-name="T36">2</text:span><text:span text:style-name="T66">7</text:span><text:span text:style-name="T106"> </text:span><text:span text:style-name="T34">сент, </text:span>1<text:span text:style-name="T11">2</text:span> день треккинга)</text:p>
      <text:p text:style-name="P1">​<text:span text:style-name="T124"> - Запасной, отдых в Намче.</text:span></text:p>
      <text:p text:style-name="P9"><text:span text:style-name="T133">День </text:span><text:span text:style-name="T53">16</text:span><text:span text:style-name="T133">.</text:span>(<text:span text:style-name="T36">2</text:span><text:span text:style-name="T67">8</text:span><text:span text:style-name="T106"> </text:span><text:span text:style-name="T34">сент, </text:span>1<text:span text:style-name="T12">3</text:span> день треккинга)</text:p>
      <text:p text:style-name="P1">​​ - Переход в Dole.(4050м, 7км)<text:span text:style-name="T30">(</text:span><text:span text:style-name="T126">можно в Мачермо, и дальше за 1 день в Гокио</text:span><text:span text:style-name="T30">)</text:span>.</text:p>
      <text:p text:style-name="P10"><text:span text:style-name="T133">День </text:span><text:span text:style-name="T54">17</text:span><text:span text:style-name="T133">.</text:span>(<text:span text:style-name="T37">2</text:span><text:span text:style-name="T67">9</text:span><text:span text:style-name="T106"> </text:span><text:span text:style-name="T34">сент, </text:span><text:span text:style-name="T13">14</text:span> день треккинга).</text:p>
      <text:p text:style-name="P1">​ - Переход в Machermo.(4410м, 5км)<text:span text:style-name="T29">(</text:span><text:span text:style-name="T125">можно так то сразу в Гокио</text:span><text:span text:style-name="T29">)</text:span>.</text:p>
      <text:p text:style-name="P11"><text:span text:style-name="T133">День </text:span><text:span text:style-name="T55">18</text:span><text:span text:style-name="T133">.</text:span>(<text:span text:style-name="T67">30</text:span><text:span text:style-name="T106"> </text:span><text:span text:style-name="T34">сент, </text:span><text:span text:style-name="T14">15</text:span> день треккинга).</text:p>
      <text:p text:style-name="P1">​ - Переход в Gokyo(4790м, 7км), <text:span text:style-name="T15">закат на</text:span> GokyoRi(5360м).</text:p>
      <text:p text:style-name="P12">​<text:span text:style-name="T133">День </text:span><text:span text:style-name="T56">19</text:span><text:span text:style-name="T133">.</text:span>(<text:span text:style-name="T67">1</text:span><text:span text:style-name="T106"> </text:span><text:span text:style-name="T114">о</text:span><text:span text:style-name="T67">кт</text:span><text:span text:style-name="T34">, </text:span><text:span text:style-name="T14">1</text:span><text:span text:style-name="T16">6</text:span> день треккинга).</text:p>
      <text:p text:style-name="P1">​<text:span text:style-name="T124"> - Запасной в Гокио.</text:span></text:p>
      <text:p text:style-name="P13"><text:span text:style-name="T133">День 2</text:span><text:span text:style-name="T57">0</text:span><text:span text:style-name="T133">.</text:span>(<text:span text:style-name="T136">2</text:span><text:span text:style-name="T106"> </text:span><text:span text:style-name="T38">окт</text:span><text:span text:style-name="T34">, </text:span><text:span text:style-name="T14">1</text:span><text:span text:style-name="T17">7</text:span> день треккинга).</text:p>
      <text:p text:style-name="P3">​ - Переход в Phortse(3840м). <text:span text:style-name="T18">Долгий переход, но вниз.</text:span></text:p>
      <text:p text:style-name="P13"><text:soft-page-break/><text:span text:style-name="T133">День </text:span><text:span text:style-name="T58">2</text:span><text:span text:style-name="T133">1.</text:span>(<text:span text:style-name="T68">3</text:span><text:span text:style-name="T106"> </text:span><text:span text:style-name="T38">окт</text:span><text:span text:style-name="T34">, </text:span><text:span text:style-name="T14">1</text:span><text:span text:style-name="T19">8</text:span> день треккинга).</text:p>
      <text:p text:style-name="P4">- Переход в <text:span text:style-name="T99">Tengboche</text:span><text:span text:style-name="T31">(</text:span><text:span text:style-name="T127">можно в </text:span><text:span text:style-name="T128">Dingboche </text:span><text:span text:style-name="T127">сразу</text:span><text:span text:style-name="T31">)</text:span>.</text:p>
      <text:p text:style-name="P14"><text:span text:style-name="T133">День </text:span><text:span text:style-name="T58">2</text:span><text:span text:style-name="T108">2</text:span><text:span text:style-name="T133">.</text:span>(<text:span text:style-name="T68">4</text:span><text:span text:style-name="T106"> </text:span><text:span text:style-name="T38">окт</text:span><text:span text:style-name="T34">, </text:span><text:span text:style-name="T14">1</text:span><text:span text:style-name="T99">9</text:span> день треккинга).</text:p>
      <text:p text:style-name="P1">​ - Переход в Dingboche(4410м).</text:p>
      <text:p text:style-name="P14"><text:span text:style-name="T133">День </text:span><text:span text:style-name="T109">23</text:span><text:span text:style-name="T133">.</text:span>(<text:span text:style-name="T68">5</text:span><text:span text:style-name="T106"> </text:span><text:span text:style-name="T38">окт</text:span><text:span text:style-name="T34">, </text:span><text:span text:style-name="T100">20</text:span> день треккинга).</text:p>
      <text:p text:style-name="P1">​ - Акклиматизация, радиалка на пик Nangkartshang(5083m).</text:p>
      <text:p text:style-name="P14"><text:span text:style-name="T133">День </text:span><text:span text:style-name="T110">24</text:span><text:span text:style-name="T133">.</text:span>(<text:span text:style-name="T68">6</text:span><text:span text:style-name="T106"> </text:span><text:span text:style-name="T38">окт</text:span><text:span text:style-name="T34">, </text:span><text:span text:style-name="T101">21</text:span> день треккинга).</text:p>
      <text:p text:style-name="P1">​ - Переход в Lobuche(4910м, 8км).</text:p>
      <text:p text:style-name="P14"><text:span text:style-name="T133">День </text:span><text:span text:style-name="T111">25</text:span><text:span text:style-name="T133">.</text:span>(<text:span text:style-name="T68">7</text:span><text:span text:style-name="T106"> </text:span><text:span text:style-name="T38">окт</text:span><text:span text:style-name="T34">, </text:span><text:span text:style-name="T102">22</text:span> день треккинга).</text:p>
      <text:p text:style-name="P1">​ - Переход в GorakShep(5164м, 4,5км), по возможности на закате поднятся на KP.</text:p>
      <text:p text:style-name="P15"><text:span text:style-name="T133">День </text:span><text:span text:style-name="T112">26</text:span><text:span text:style-name="T133">.</text:span>(<text:span text:style-name="T68">8</text:span><text:span text:style-name="T106"> </text:span><text:span text:style-name="T38">окт</text:span><text:span text:style-name="T34">, </text:span><text:span text:style-name="T103">23</text:span> день треккинга).</text:p>
      <text:p text:style-name="P1">​ - Калапаттар(5643м)/<text:span text:style-name="T104">BaseCamp</text:span><text:span text:style-name="T20">,</text:span> переход в Dingboche/Pheriche(4371м).</text:p>
      <text:p text:style-name="P15"><text:span text:style-name="T133">День </text:span><text:span text:style-name="T59">2</text:span><text:span text:style-name="T133">7.</text:span>(<text:span text:style-name="T68">8</text:span><text:span text:style-name="T106"> </text:span><text:span text:style-name="T38">окт</text:span><text:span text:style-name="T34">, </text:span><text:span text:style-name="T21">24</text:span> день треккинга).</text:p>
      <text:p text:style-name="P1">​ - Переход в Namche Bazar/Kumjung.</text:p>
      <text:p text:style-name="P15"><text:span text:style-name="T133">День </text:span><text:span text:style-name="T60">28</text:span><text:span text:style-name="T133">.</text:span>(<text:span text:style-name="T68">10</text:span><text:span text:style-name="T106"> </text:span><text:span text:style-name="T38">окт</text:span><text:span text:style-name="T34">, </text:span><text:span text:style-name="T22">25</text:span> день треккинга).</text:p>
      <text:p text:style-name="P1">​ - <text:span text:style-name="T25">Переход в Луклу.</text:span></text:p>
      <text:p text:style-name="P15"><text:span text:style-name="T133">День </text:span><text:span text:style-name="T61">29</text:span><text:span text:style-name="T133">.</text:span>(<text:span text:style-name="T106">1</text:span><text:span text:style-name="T68">1</text:span><text:span text:style-name="T106"> </text:span><text:span text:style-name="T38">окт</text:span><text:span text:style-name="T34">, </text:span><text:span text:style-name="T23">26</text:span> день треккинга).</text:p>
      <text:p text:style-name="P1">​ - <text:span text:style-name="T25">Вылет./</text:span><text:span text:style-name="T26">переход ниже к джипам.</text:span>​</text:p>
      <text:p text:style-name="P16"><text:span text:style-name="T133">День </text:span><text:span text:style-name="T62">30</text:span><text:span text:style-name="T133">.</text:span>(<text:span text:style-name="T106">1</text:span><text:span text:style-name="T68">2</text:span><text:span text:style-name="T106"> </text:span><text:span text:style-name="T38">окт</text:span><text:span text:style-name="T34">, </text:span><text:span text:style-name="T23">2</text:span><text:span text:style-name="T24">7</text:span> день треккинга, ).</text:p>
      <text:p text:style-name="P5">​ - <text:span text:style-name="T24">Переезд на джипе/</text:span><text:span text:style-name="T27">день перехода</text:span><text:span text:style-name="T32">(проверить джип сразу в Катм или в Саллери сперва.)</text:span><text:span text:style-name="T27">.</text:span></text:p>
      <text:p text:style-name="P17"><text:span text:style-name="T133">День </text:span><text:span text:style-name="T62">31</text:span><text:span text:style-name="T133">.</text:span><text:span text:style-name="T39">(</text:span><text:span text:style-name="T106">1</text:span><text:span text:style-name="T68">3</text:span><text:span text:style-name="T106"> </text:span><text:span text:style-name="T38">окт</text:span><text:span text:style-name="T34">, </text:span><text:span text:style-name="T39">)</text:span></text:p>
      <text:p text:style-name="P6">​ - <text:span text:style-name="T24">Переезд на джипе/Запасной</text:span>.</text:p>
      <text:p text:style-name="P17"><text:span text:style-name="T133">День </text:span><text:span text:style-name="T62">32.</text:span><text:span text:style-name="T39">(</text:span><text:span text:style-name="T106">1</text:span><text:span text:style-name="T68">4</text:span><text:span text:style-name="T106"> </text:span><text:span text:style-name="T38">окт</text:span><text:span text:style-name="T34">, </text:span><text:span text:style-name="T39">)</text:span></text:p>
      <text:p text:style-name="P5">​ - <text:span text:style-name="T81">Катманду. Сваябуднатх(</text:span><text:span text:style-name="T82">гора, </text:span><text:span text:style-name="T81">200р+, на закат или рассвет приходить).</text:span></text:p>
      <text:p text:style-name="P5"><text:span text:style-name="T81">- </text:span><text:span text:style-name="T83">Площадь Дурбар в Катманду(1000руп).</text:span></text:p>
      <text:p text:style-name="P5"><text:span text:style-name="T83">- </text:span><text:span text:style-name="T84">Ступа Боднатх(250руп </text:span><text:span text:style-name="T85">или бесплатно найти, многие заходят </text:span><text:span text:style-name="T86">400-500 рупий такси из Тамеля</text:span><text:span text:style-name="T84">).</text:span></text:p>
      <text:p text:style-name="P5"><text:span text:style-name="T84">- </text:span><text:span text:style-name="T87">Храм-крематирий Пашупатинатх(</text:span><text:span text:style-name="T88">вход-1000рупий, </text:span><text:span text:style-name="T87">400-500рупий такси из Тамеля, или пешком от ступы дойти 2 км.)</text:span></text:p>
      <text:p text:style-name="P17"><text:span text:style-name="T133">День </text:span><text:span text:style-name="T62">3</text:span><text:span text:style-name="T63">3</text:span><text:span text:style-name="T133">.</text:span><text:span text:style-name="T39">(</text:span><text:span text:style-name="T106">1</text:span><text:span text:style-name="T68">5</text:span><text:span text:style-name="T106"> </text:span><text:span text:style-name="T38">окт</text:span><text:span text:style-name="T34">, </text:span><text:span text:style-name="T39">)</text:span></text:p>
      <text:p text:style-name="P17">​ - <text:span text:style-name="T73">Лилитпур(Патан </text:span><text:span text:style-name="T89">1500руп вроде вход на площадь</text:span><text:span text:style-name="T73">, </text:span><text:span text:style-name="T89">10</text:span><text:span text:style-name="T74">км от Тамеля</text:span><text:span text:style-name="T73">) — Дурбар Сквер.</text:span></text:p>
      <text:p text:style-name="P17">День <text:span text:style-name="T24">3</text:span><text:span text:style-name="T39">4</text:span>.<text:span text:style-name="T39">(</text:span><text:span text:style-name="T106">1</text:span><text:span text:style-name="T68">6</text:span><text:span text:style-name="T106"> </text:span><text:span text:style-name="T38">окт</text:span><text:span text:style-name="T34">, </text:span><text:span text:style-name="T39">)</text:span></text:p>
      <text:p text:style-name="P17">​ - <text:span text:style-name="T76">Бхактапур, вход платный.</text:span><text:span text:style-name="T77">около </text:span><text:span text:style-name="T120">1</text:span><text:span text:style-name="T121">5</text:span><text:span text:style-name="T120">00рупий</text:span><text:span text:style-name="T77">. </text:span><text:span text:style-name="T90">2000Рупий такси туда и обратно </text:span><text:span text:style-name="T91">или от </text:span><text:span text:style-name="T119">Ratna Park </text:span><text:span text:style-name="T91">автобус </text:span><text:span text:style-name="T119">'Bhaktapur bus park'</text:span><text:span text:style-name="T122">(maps.me) </text:span><text:span text:style-name="T92">высаживает прямо у касс.</text:span></text:p>
      <text:p text:style-name="P17">День <text:span text:style-name="T24">3</text:span><text:span text:style-name="T40">5</text:span>.<text:span text:style-name="T39">(</text:span><text:span text:style-name="T106">1</text:span><text:span text:style-name="T68">7</text:span><text:span text:style-name="T106"> </text:span><text:span text:style-name="T38">окт</text:span><text:span text:style-name="T34">, </text:span><text:span text:style-name="T39">)</text:span></text:p>
      <text:p text:style-name="P17">​ - <text:span text:style-name="T24">Запасной</text:span>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H38M47S</meta:editing-duration>
    <meta:editing-cycles>193</meta:editing-cycles>
    <meta:generator>LibreOffice/4.4.4.3$Windows_x86 LibreOffice_project/2c39ebcf046445232b798108aa8a7e7d89552ea8</meta:generator>
    <dc:date>2024-08-14T15:24:21.754000000</dc:date>
    <meta:document-statistic meta:table-count="0" meta:image-count="0" meta:object-count="0" meta:page-count="2" meta:paragraph-count="81" meta:word-count="613" meta:character-count="3887" meta:non-whitespace-character-count="3257"/>
    <meta:user-defined meta:name="Info 1"/>
    <meta:user-defined meta:name="Info 2"/>
    <meta:user-defined meta:name="Info 3"/>
    <meta:user-defined meta:name="Info 4"/>
  </office:meta>
</office:document-meta>
</file>